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Papyrus"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style:font-name="Papyrus" fo:font-size="30pt" style:font-size-asian="30pt" style:font-size-complex="30pt"/>
    </style:style>
    <style:style style:name="P3" style:parent-style-name="Normal" style:family="paragraph">
      <style:paragraph-properties fo:text-align="center"/>
      <style:text-properties style:font-name="Century" fo:font-size="28pt" style:font-size-asian="28pt" style:font-size-complex="28pt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T6" style:parent-style-name="Policepardéfaut" style:family="text">
      <style:text-properties style:font-name="Arial" style:font-name-complex="Arial" fo:font-size="26pt" style:font-size-asian="26pt" style:font-size-complex="26pt"/>
    </style:style>
    <style:style style:name="T7" style:parent-style-name="Policepardéfaut" style:family="text">
      <style:text-properties style:font-name="Arial" style:font-name-complex="Arial" fo:font-size="25pt" style:font-size-asian="25pt" style:font-size-complex="25pt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font-name="Rockwell" style:font-name-asian="Yu Gothic" style:font-name-complex="Microsoft New Tai Lue" fo:font-size="24pt" style:font-size-asian="24pt" style:font-size-complex="24pt"/>
    </style:style>
    <style:style style:name="T10" style:parent-style-name="Policepardéfaut" style:family="text">
      <style:text-properties style:font-name="Rockwell" fo:font-size="24pt" style:font-size-asian="24pt" style:font-size-complex="24pt"/>
    </style:style>
    <style:style style:name="P11" style:parent-style-name="Normal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2" style:parent-style-name="Normal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Century"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/>
    </style:style>
    <style:style style:name="T16" style:parent-style-name="Policepardéfaut" style:family="text">
      <style:text-properties style:font-name="Century" fo:font-size="16pt" style:font-size-asian="16pt" style:font-size-complex="16pt"/>
    </style:style>
    <style:style style:name="T17" style:parent-style-name="Policepardéfaut" style:family="text">
      <style:text-properties style:font-name="Century" fo:font-size="16pt" style:font-size-asian="16pt" style:font-size-complex="16pt"/>
    </style:style>
    <style:style style:name="T18" style:parent-style-name="Policepardéfaut" style:family="text">
      <style:text-properties fo:font-size="16pt" style:font-size-asian="16pt" style:font-size-complex="16pt"/>
    </style:style>
    <style:style style:name="T19" style:parent-style-name="Policepardéfaut" style:family="text">
      <style:text-properties style:font-name="Century" fo:font-size="16pt" style:font-size-asian="16pt" style:font-size-complex="16pt"/>
    </style:style>
    <style:style style:name="T20" style:parent-style-name="Policepardéfaut" style:family="text">
      <style:text-properties style:font-name="Century" fo:font-size="16pt" style:font-size-asian="16pt" style:font-size-complex="16pt"/>
    </style:style>
    <style:style style:name="T21" style:parent-style-name="Policepardéfaut" style:family="text">
      <style:text-properties style:font-name="Century" fo:font-size="16pt" style:font-size-asian="16pt" style:font-size-complex="16pt"/>
    </style:style>
    <style:style style:name="T22" style:parent-style-name="Policepardéfaut" style:family="text">
      <style:text-properties style:font-name="Century" fo:font-size="16pt" style:font-size-asian="16pt" style:font-size-complex="16pt"/>
    </style:style>
    <style:style style:name="T23" style:parent-style-name="Policepardéfaut" style:family="text">
      <style:text-properties style:font-name="Century" fo:font-size="16pt" style:font-size-asian="16pt" style:font-size-complex="16pt"/>
    </style:style>
    <style:style style:name="T24" style:parent-style-name="Policepardéfaut" style:family="text">
      <style:text-properties style:font-name="Bahnschrift Light Condensed" fo:font-size="22pt" style:font-size-asian="22pt" style:font-size-complex="22pt"/>
    </style:style>
    <style:style style:name="T25" style:parent-style-name="Policepardéfaut" style:family="text">
      <style:text-properties style:font-name="Century" fo:font-size="16pt" style:font-size-asian="16pt" style:font-size-complex="16pt"/>
    </style:style>
    <style:style style:name="P26" style:parent-style-name="Normal" style:family="paragraph">
      <style:paragraph-properties fo:text-align="center"/>
      <style:text-properties style:font-name="Century" fo:font-size="40pt" style:font-size-asian="40pt" style:font-size-complex="40pt"/>
    </style:style>
    <style:style style:name="P27" style:parent-style-name="Normal" style:family="paragraph">
      <style:paragraph-properties fo:text-align="center"/>
      <style:text-properties style:font-name="Lucida Console" fo:font-size="40pt" style:font-size-asian="40pt" style:font-size-complex="40pt"/>
    </style:style>
    <style:style style:name="P28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1" style:parent-style-name="Normal" style:family="paragraph">
      <style:paragraph-properties fo:text-align="center"/>
      <style:text-properties style:font-name-complex="Calibri" fo:font-size="40pt" style:font-size-asian="40pt" style:font-size-complex="40pt"/>
    </style:style>
    <style:style style:name="P32" style:parent-style-name="Normal" style:family="paragraph">
      <style:paragraph-properties fo:text-align="center"/>
      <style:text-properties style:font-name-complex="Calibri" fo:font-size="30pt" style:font-size-asian="30pt" style:font-size-complex="30pt"/>
    </style:style>
    <style:style style:name="P33" style:parent-style-name="Normal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style:font-name-complex="Calibri" fo:font-size="30pt" style:font-size-asian="30pt" style:font-size-complex="30pt"/>
    </style:style>
  </office:automatic-styles>
  <office:body>
    <office:text text:use-soft-page-breaks="true">
      <text:p text:style-name="P1">TITRE{</text:p>
      <text:p text:style-name="P2">H1 Bois Nature Couvertures</text:p>
      <text:p text:style-name="P3">H2 Bois Nature<text:s/></text:p>
      <text:p text:style-name="P4"><text:span text:style-name="T5">H3<text:s/></text:span><text:span text:style-name="T6">Bois</text:span><text:span text:style-name="T7"><text:s/>Nature</text:span></text:p>
      <text:p text:style-name="P8"><text:span text:style-name="T9">H4 Bois Nature</text:span><text:span text:style-name="T10"><text:s/></text:span></text:p>
      <text:p text:style-name="P11">H5 Bois Nature</text:p>
      <text:p text:style-name="P12">Couvertures Arial 50</text:p>
      <text:p text:style-name="P13"><text:span text:style-name="T14">Papyrus 30 Noir,</text:span><text:span text:style-name="T15"><text:s/></text:span><text:span text:style-name="T16">Century 28 Noir,<text:s/></text:span><text:span text:style-name="T17"><text:tab/><text:s/>26,</text:span><text:span text:style-name="T18"><text:s/></text:span><text:span text:style-name="T19">Rockwell 24,Bahnschrift<text:s/></text:span><text:span text:style-name="T20">Liberation Serif<text:s/></text:span><text:span text:style-name="T21">2</text:span><text:span text:style-name="T22">8</text:span><text:span text:style-name="T23"> </text:span><text:span text:style-name="T24"><text:s/>Arial 50 gras</text:span><text:span text:style-name="T25"><text:s/>Noir</text:span></text:p>
      <text:p text:style-name="P26">}</text:p>
      <text:p text:style-name="P27">Texte{</text:p>
      <text:p text:style-name="P28">Texte Bois Nature</text:p>
      <text:p text:style-name="P29">Calibri (Corps) 16</text:p>
      <text:p text:style-name="P30">Couleur Noir</text:p>
      <text:p text:style-name="P31">}</text:p>
      <text:p text:style-name="P32">FOND ECRAN{</text:p>
      <text:p text:style-name="P33">Blanc</text:p>
      <text:soft-page-break/>
      <text:p text:style-name="P34"><text:span text:style-name="T3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pyrus" svg:font-family="Papyrus" style:font-family-generic="script" style:font-pitch="variable"/>
    <style:font-face style:name="Century" svg:font-family="Century" style:font-family-generic="roman" style:font-pitch="variable" svg:panose-1="2 4 6 3 5 7 5 2 3 3"/>
    <style:font-face style:name="Arial" svg:font-family="Arial" style:font-family-generic="swiss" style:font-pitch="variable" svg:panose-1="2 11 6 4 2 2 2 2 2 4"/>
    <style:font-face style:name="Rockwell" svg:font-family="Rockwell" style:font-family-generic="roman" style:font-pitch="variable"/>
    <style:font-face style:name="Yu Gothic" svg:font-family="Yu Gothic" style:font-family-generic="swiss" style:font-pitch="variable" svg:panose-1="2 11 4 0 0 0 0 0 0 0"/>
    <style:font-face style:name="Microsoft New Tai Lue" svg:font-family="Microsoft New Tai Lue" style:font-family-generic="swiss" style:font-pitch="variable" svg:panose-1="2 11 5 2 4 2 4 2 2 3"/>
    <style:font-face style:name="Bahnschrift Light Condensed" svg:font-family="Bahnschrift Light Condensed" style:font-family-generic="swiss" style:font-pitch="variable" svg:panose-1="2 11 5 2 4 2 4 2 2 3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t onsekiz</meta:initial-creator>
    <dc:creator>ahmet onsekiz</dc:creator>
    <meta:creation-date>2020-11-13T07:40:00Z</meta:creation-date>
    <dc:date>2020-11-23T15:36:00Z</dc:date>
    <meta:print-date>2020-11-13T08:45:00Z</meta:print-date>
    <meta:template xlink:href="Normal" xlink:type="simple"/>
    <meta:editing-cycles>7</meta:editing-cycles>
    <meta:editing-duration>PT4200S</meta:editing-duration>
    <meta:document-statistic meta:page-count="2" meta:paragraph-count="1" meta:word-count="46" meta:character-count="301" meta:row-count="2" meta:non-whitespace-character-count="256"/>
  </office:meta>
</office:document-meta>
</file>